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Table_20_Contents">
      <style:text-properties officeooo:rsid="0094f0ee" officeooo:paragraph-rsid="0037df86"/>
    </style:style>
    <style:style style:name="P137" style:family="paragraph" style:parent-style-name="Table_20_Contents">
      <style:text-properties officeooo:rsid="0094f0ee" officeooo:paragraph-rsid="003a7cc5"/>
    </style:style>
    <style:style style:name="P138" style:family="paragraph" style:parent-style-name="Table_20_Contents">
      <style:text-properties officeooo:rsid="009a8377" officeooo:paragraph-rsid="009a8377"/>
    </style:style>
    <style:style style:name="P139" style:family="paragraph" style:parent-style-name="Table_20_Contents">
      <style:text-properties officeooo:rsid="009c3e04" officeooo:paragraph-rsid="009c3e04"/>
    </style:style>
    <style:style style:name="P140" style:family="paragraph" style:parent-style-name="Footnote">
      <style:text-properties officeooo:rsid="000b161d" officeooo:paragraph-rsid="000b161d"/>
    </style:style>
    <style:style style:name="P141" style:family="paragraph" style:parent-style-name="Table_20_Heading">
      <style:text-properties officeooo:rsid="00084874" officeooo:paragraph-rsid="00084874"/>
    </style:style>
    <style:style style:name="P142" style:family="paragraph" style:parent-style-name="Table_20_Heading">
      <style:text-properties officeooo:rsid="00084874" officeooo:paragraph-rsid="00533014"/>
    </style:style>
    <style:style style:name="P143" style:family="paragraph" style:parent-style-name="Table_20_Heading">
      <style:text-properties officeooo:rsid="00098c23" officeooo:paragraph-rsid="00098c23"/>
    </style:style>
    <style:style style:name="P144" style:family="paragraph" style:parent-style-name="Table_20_Heading">
      <style:text-properties officeooo:rsid="00098c23" officeooo:paragraph-rsid="00533014"/>
    </style:style>
    <style:style style:name="P145" style:family="paragraph" style:parent-style-name="Table_20_Heading">
      <style:text-properties officeooo:rsid="0016f893" officeooo:paragraph-rsid="0016f893"/>
    </style:style>
    <style:style style:name="P146" style:family="paragraph" style:parent-style-name="Table_20_Heading">
      <style:text-properties officeooo:rsid="0016f893" officeooo:paragraph-rsid="00533014"/>
    </style:style>
    <style:style style:name="P147" style:family="paragraph" style:parent-style-name="Table_20_Contents">
      <style:text-properties officeooo:rsid="00a00f36" officeooo:paragraph-rsid="00a00f36"/>
    </style:style>
    <style:style style:name="P148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  <style:style style:name="T26" style:family="text">
      <style:text-properties officeooo:rsid="008ddb67"/>
    </style:style>
    <style:style style:name="T27" style:family="text">
      <style:text-properties officeooo:rsid="008ddce8"/>
    </style:style>
    <style:style style:name="T28" style:family="text">
      <style:text-properties officeooo:rsid="008fd092"/>
    </style:style>
    <style:style style:name="T29" style:family="text">
      <style:text-properties officeooo:rsid="00913f00"/>
    </style:style>
    <style:style style:name="T30" style:family="text">
      <style:text-properties officeooo:rsid="009322d4"/>
    </style:style>
    <style:style style:name="T31" style:family="text">
      <style:text-properties officeooo:rsid="0094f0ee"/>
    </style:style>
    <style:style style:name="T32" style:family="text">
      <style:text-properties officeooo:rsid="0096dee7"/>
    </style:style>
    <style:style style:name="T33" style:family="text">
      <style:text-properties officeooo:rsid="00983f09"/>
    </style:style>
    <style:style style:name="T34" style:family="text">
      <style:text-properties officeooo:rsid="009878cd"/>
    </style:style>
    <style:style style:name="T35" style:family="text">
      <style:text-properties officeooo:rsid="0098c07a"/>
    </style:style>
    <style:style style:name="T36" style:family="text">
      <style:text-properties officeooo:rsid="0098eb5d"/>
    </style:style>
    <style:style style:name="T37" style:family="text">
      <style:text-properties officeooo:rsid="009a8377"/>
    </style:style>
    <style:style style:name="T38" style:family="text">
      <style:text-properties officeooo:rsid="009c3e04"/>
    </style:style>
    <style:style style:name="T39" style:family="text">
      <style:text-properties officeooo:rsid="009e67a1"/>
    </style:style>
    <style:style style:name="T40" style:family="text">
      <style:text-properties officeooo:rsid="009f6c05"/>
    </style:style>
    <style:style style:name="T41" style:family="text">
      <style:text-properties officeooo:rsid="00a00f36"/>
    </style:style>
    <style:style style:name="T42" style:family="text">
      <style:text-properties officeooo:rsid="00a12876"/>
    </style:style>
    <style:style style:name="T43" style:family="text">
      <style:text-properties officeooo:rsid="00a18913"/>
    </style:style>
    <style:style style:name="T44" style:family="text">
      <style:text-properties officeooo:rsid="00a21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8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5">Package</text:p>
            </table:table-cell>
            <table:table-cell table:style-name="Tableau1.B1" office:value-type="string">
              <text:p text:style-name="P143">Version<text:note text:id="ftn1" text:note-class="footnote"><text:note-citation>1</text:note-citation><text:note-body><text:p text:style-name="P140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41">Source</text:p>
            </table:table-cell>
            <table:table-cell table:style-name="Tableau1.D1" office:value-type="string">
              <text:p text:style-name="P141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9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9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<text:span text:style-name="T44">6</text:span>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<text:span text:style-name="T44">OK</text:span>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<text:span text:style-name="T44">6</text:span>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<text:span text:style-name="T44">OK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<text:span text:style-name="T42">1.0</text:span>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<text:span text:style-name="T42">OK</text:span>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6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6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30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<text:span text:style-name="T40">6.3</text:span>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<text:span text:style-name="T40">OK</text:span>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6">491</text:span> / 11.2.202.<text:span text:style-name="T26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6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<text:span text:style-name="T43">5</text:span>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<text:span text:style-name="T43">OK</text:span>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<text:span text:style-name="T43">5</text:span>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<text:span text:style-name="T43">OK</text:span>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<text:span text:style-name="T43">5</text:span>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<text:span text:style-name="T43">OK</text:span>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<text:span text:style-name="T43">5</text:span>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<text:span text:style-name="T43">OK</text:span>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<text:span text:style-name="T43">5</text:span>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<text:span text:style-name="T43">OK</text:span>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<text:span text:style-name="T31">7</text:span>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136">OK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8">51</text:span> / 8u<text:span text:style-name="T28">51</text:span> / 8u<text:span text:style-name="T28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<text:span text:style-name="T31">4.0</text:span>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137">OK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<text:span text:style-name="T31">4.0</text:span>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<text:span text:style-name="T31">OK</text:span>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<text:span text:style-name="T31">OK</text:span>. <text:span text:style-name="T31">Later version doesn't build.</text:span>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<text:span text:style-name="T31">OK. </text:span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<text:span text:style-name="T32">4</text:span>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<text:span text:style-name="T32">OK</text:span>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<text:span text:style-name="T41">6</text:span>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147">OK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<text:span text:style-name="T33">7</text:span>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<text:span text:style-name="T33">OK</text:span>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7">8</text:span>.0 / - / 31.<text:span text:style-name="T27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7">8</text:span>.<text:span text:style-name="T27">1</text:span>.0 / - / 3<text:span text:style-name="T27">8</text:span>.<text:span text:style-name="T27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<text:span text:style-name="T34">4</text:span>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<text:span text:style-name="T34">OK</text:span>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<text:span text:style-name="T35">12.1</text:span>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<text:span text:style-name="T35">OK</text:span>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<text:span text:style-name="T37">4</text:span>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<text:span text:style-name="T37">OK</text:span>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138">OK.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<text:span text:style-name="T37">4</text:span>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138">OK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<text:span text:style-name="T37">7</text:span>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<text:span text:style-name="T37">OK</text:span>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<text:span text:style-name="T37">5</text:span>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<text:span text:style-name="T37">OK</text:span>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<text:span text:style-name="T38">20150223</text:span>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<text:span text:style-name="T38">OK</text:span>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39">OK.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<text:span text:style-name="T39">OK</text:span>. <text:span text:style-name="T39">1.5.2 requires recent GTK3.</text:span>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<text:span text:style-name="T39">7.1</text:span>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<text:span text:style-name="T39">OK</text:span>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8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6">Package</text:p>
            </table:table-cell>
            <table:table-cell table:style-name="Tableau2.B1" office:value-type="string">
              <text:p text:style-name="P144">Version<text:note text:id="ftn2" text:note-class="footnote"><text:note-citation>2</text:note-citation><text:note-body><text:p text:style-name="P140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42">Source</text:p>
            </table:table-cell>
            <table:table-cell table:style-name="Tableau2.D1" office:value-type="string">
              <text:p text:style-name="P142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8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6">Package</text:p>
            </table:table-cell>
            <table:table-cell table:style-name="Tableau3.B1" office:value-type="string">
              <text:p text:style-name="P144">Version<text:note text:id="ftn3" text:note-class="footnote"><text:note-citation>3</text:note-citation><text:note-body><text:p text:style-name="P140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42">Source</text:p>
            </table:table-cell>
            <table:table-cell table:style-name="Tableau3.D1" office:value-type="string">
              <text:p text:style-name="P142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8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6">Package</text:p>
            </table:table-cell>
            <table:table-cell table:style-name="Tableau4.B1" office:value-type="string">
              <text:p text:style-name="P144">Version<text:note text:id="ftn4" text:note-class="footnote"><text:note-citation>4</text:note-citation><text:note-body><text:p text:style-name="P140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42">Source</text:p>
            </table:table-cell>
            <table:table-cell table:style-name="Tableau4.D1" office:value-type="string">
              <text:p text:style-name="P142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27T15:51:15.139138747</dc:date>
    <meta:editing-duration>PT15H12M41S</meta:editing-duration>
    <meta:editing-cycles>144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46" meta:character-count="22095" meta:non-whitespace-character-count="20839"/>
  </office:meta>
</office:document-meta>
</file>